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lainAntUnitListener.addError( String target , Throwable a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lainAntUnitListener.setSendLogTo( BaseAntUnitListener . SendLogTo log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inAntUnitListener.addFailure( String target , AssertionFailedException a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lainAntUnitListener.PlainAntUnit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inAntUnitListener.formatError( String type , Throwable 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lainAntUnitListener.startTest( String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lainAntUnitListener.startTestSuite( Project testProject , String build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lainAntUnitListener.endTestSuite( Project testProject , String build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PlainAntUnitListener.messageLogg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lainAntUnitListener.endTest( String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